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99b" officeooo:paragraph-rsid="0019f797"/>
    </style:style>
    <style:style style:name="P2" style:family="paragraph" style:parent-style-name="Standard">
      <style:text-properties officeooo:rsid="0019f797" officeooo:paragraph-rsid="0019f797"/>
    </style:style>
    <style:style style:name="P3" style:family="paragraph" style:parent-style-name="Standard" style:list-style-name="L3">
      <style:text-properties officeooo:rsid="0019f797" officeooo:paragraph-rsid="0019f797"/>
    </style:style>
    <style:style style:name="P4" style:family="paragraph" style:parent-style-name="Standard" style:list-style-name="L3">
      <style:text-properties officeooo:paragraph-rsid="0019f797"/>
    </style:style>
    <style:style style:name="P5" style:family="paragraph" style:parent-style-name="Standard">
      <style:text-properties officeooo:rsid="001a0726" officeooo:paragraph-rsid="001a0726"/>
    </style:style>
    <style:style style:name="T1" style:family="text">
      <style:text-properties officeooo:rsid="0019f797"/>
    </style:style>
    <style:style style:name="T2" style:family="text">
      <style:text-properties fo:font-variant="normal" fo:text-transform="none" fo:color="#333333" style:font-name="Arial" fo:font-size="7.34999990463257pt" fo:letter-spacing="normal" fo:font-style="normal" fo:background-color="#ffffff" loext:char-shading-value="0" loext:padding="0cm" loext:border="none"/>
    </style:style>
    <style:style style:name="T3" style:family="text">
      <style:text-properties officeooo:rsid="001189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linsen von </text:span><text:a xlink:type="simple" xlink:href="https://epic-stuff.de/" text:style-name="Internet_20_link" text:visited-style-name="Visited_20_Internet_20_Link"><text:span text:style-name="T1">https://epic-stuff.de/</text:span></text:a><text:span text:style-name="T1"> 10er paar für 25eur</text:span></text:p>
      <text:p text:style-name="P2">2. bauanleitung von <text:a xlink:type="simple" xlink:href="http://medienundbildung.com/projekte/maker-labor/mein-guckkasten/" text:style-name="Internet_20_link" text:visited-style-name="Visited_20_Internet_20_Link">http://medienundbildung.com/projekte/maker-labor/mein-guckkasten/</text:a> <text:a xlink:type="simple" xlink:href="https://www.youtube.com/watch?v=inPzMq40TSg" text:style-name="Internet_20_link" text:visited-style-name="Visited_20_Internet_20_Link"><text:span text:style-name="T3">https://www.youtube.com/watch?v=inPzMq40TSg</text:span></text:a><text:span text:style-name="T3"> bastelanleitung </text:span><text:a xlink:type="simple" xlink:href="https://epic-stuff.de/wp-content/uploads/2016/06/mein-guckkasten-bastelanleitung-deutsch-2.0.pdf" text:style-name="Internet_20_link" text:visited-style-name="Visited_20_Internet_20_Link"><text:span text:style-name="T3">https://epic-stuff.de/wp-content/uploads/2016/06/mein-guckkasten-bastelanleitung-deutsch-2.0.pdf</text:span></text:a></text:p>
      <text:p text:style-name="P5">kinder a3 <text:a xlink:type="simple" xlink:href="https://epic-stuff.de/wp-content/uploads/2016/05/bastelbogen-mein-guckkasten-kinder-din-a3.pdf" text:style-name="Internet_20_link" text:visited-style-name="Visited_20_Internet_20_Link">https://epic-stuff.de/wp-content/uploads/2016/05/bastelbogen-mein-guckkasten-kinder-din-a3.pdf</text:a> a4 <text:a xlink:type="simple" xlink:href="https://epic-stuff.de/wp-content/uploads/2016/05/bastelbogen-mein-guckkasten-kinder-din-a4.pdf" text:style-name="Internet_20_link" text:visited-style-name="Visited_20_Internet_20_Link">https://epic-stuff.de/wp-content/uploads/2016/05/bastelbogen-mein-guckkasten-kinder-din-a4.pdf</text:a> erwachsene a3 <text:a xlink:type="simple" xlink:href="https://epic-stuff.de/wp-content/uploads/2016/05/bastelbogen-mein-guckkasten-din-a3.pdf" text:style-name="Internet_20_link" text:visited-style-name="Visited_20_Internet_20_Link">https://epic-stuff.de/wp-content/uploads/2016/05/bastelbogen-mein-guckkasten-din-a3.pdf</text:a> <text:s/>a4 <text:a xlink:type="simple" xlink:href="https://epic-stuff.de/wp-content/uploads/2016/05/bastelbogen-mein-guckkasten-din-a4.pdf" text:style-name="Internet_20_link" text:visited-style-name="Visited_20_Internet_20_Link">https://epic-stuff.de/wp-content/uploads/2016/05/bastelbogen-mein-guckkasten-din-a4.pdf</text:a> </text:p>
      <text:p text:style-name="P2">3. apps</text:p>
      <text:list xml:id="list4186021504" text:style-name="L3">
        <text:list-item>
          <text:p text:style-name="P4"><text:span text:style-name="T1">cospaces.io</text:span></text:p>
        </text:list-item>
        <text:list-item>
          <text:p text:style-name="P4"><text:span text:style-name="T1">unreal?</text:span></text:p>
        </text:list-item>
        <text:list-item>
          <text:p text:style-name="P4"><text:span text:style-name="T1">Open simulator?</text:span></text:p>
        </text:list-item>
        <text:list-item>
          <text:p text:style-name="P3">A-frame</text:p>
        </text:list-item>
        <text:list-item>
          <text:p text:style-name="P3">epic-stuff</text:p>
          <text:list>
            <text:list-item>
              <text:p text:style-name="P3"><text:span text:style-name="Strong_20_Emphasis"><text:span text:style-name="T2">Dive City Rollercoaster</text:span></text:span></text:p>
            </text:list-item>
            <text:list-item>
              <text:p text:style-name="P3"><text:span text:style-name="Strong_20_Emphasis"><text:span text:style-name="T2">Google Cardboard App</text:span></text:span></text:p>
            </text:list-item>
            <text:list-item>
              <text:p text:style-name="P3"><text:span text:style-name="Strong_20_Emphasis"><text:span text:style-name="T2">InCell VR</text:span></text:span></text:p>
            </text:list-item>
            <text:list-item>
              <text:p text:style-name="P3"><text:span text:style-name="Strong_20_Emphasis"><text:span text:style-name="T2">InMind VR</text:span></text:span></text:p>
            </text:list-item>
            <text:list-item>
              <text:p text:style-name="P3"><text:span text:style-name="Strong_20_Emphasis"><text:span text:style-name="T2">The Height</text:span></text:span></text:p>
            </text:list-item>
            <text:list-item>
              <text:p text:style-name="P3"><text:span text:style-name="Strong_20_Emphasis"><text:span text:style-name="T2">Times Tables VR</text:span></text:span></text:p>
            </text:list-item>
            <text:list-item>
              <text:p text:style-name="P3"><text:span text:style-name="Strong_20_Emphasis"><text:span text:style-name="T2">Titans of Space</text:span></text:span></text:p>
            </text:list-item>
            <text:list-item>
              <text:p text:style-name="P3"><text:span text:style-name="Strong_20_Emphasis"><text:span text:style-name="T2">TourVR</text:span></text:span></text:p>
            </text:list-item>
            <text:list-item>
              <text:p text:style-name="P3"><text:span text:style-name="Strong_20_Emphasis"><text:span text:style-name="T2">Sites in V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0:46:12.423342468</meta:creation-date>
    <meta:generator>LibreOffice/5.4.0.3$MacOSX_X86_64 LibreOffice_project/7556cbc6811c9d992f4064ab9287069087d7f62c</meta:generator>
    <dc:date>2018-06-09T14:39:18.725478085</dc:date>
    <meta:editing-duration>PT1H12M28S</meta:editing-duration>
    <meta:editing-cycles>7</meta:editing-cycles>
    <meta:document-statistic meta:table-count="0" meta:image-count="0" meta:object-count="0" meta:page-count="1" meta:paragraph-count="18" meta:word-count="69" meta:character-count="884" meta:non-whitespace-character-count="845"/>
  </office:meta>
</office:document-meta>
</file>